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4">
      <style:text-properties officeooo:rsid="000626c1" officeooo:paragraph-rsid="000626c1"/>
    </style:style>
    <style:style style:name="P2" style:family="paragraph" style:parent-style-name="Heading_20_3">
      <style:text-properties fo:color="#158466" loext:opacity="100%" officeooo:rsid="0008b9c5" officeooo:paragraph-rsid="0008b9c5"/>
    </style:style>
    <style:style style:name="P3" style:family="paragraph" style:parent-style-name="Text_20_body">
      <style:paragraph-properties fo:margin-left="0cm" fo:margin-right="0cm" fo:text-indent="0cm" style:auto-text-indent="false"/>
    </style:style>
    <style:style style:name="P4" style:family="paragraph" style:parent-style-name="Text_20_body">
      <style:text-properties officeooo:rsid="0008b9c5" officeooo:paragraph-rsid="0008b9c5"/>
    </style:style>
    <style:style style:name="P5" style:family="paragraph" style:parent-style-name="Heading_20_4">
      <style:paragraph-properties fo:text-align="center" style:justify-single-word="false"/>
      <style:text-properties fo:color="#ff0000" loext:opacity="100%" fo:font-size="26pt" fo:font-style="italic" style:text-underline-style="solid" style:text-underline-width="auto" style:text-underline-color="font-color" officeooo:rsid="000626c1" officeooo:paragraph-rsid="000626c1" style:font-size-asian="26pt" style:font-style-asian="italic" style:font-size-complex="26pt" style:font-style-complex="italic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paragraph-properties fo:margin-top="0cm" fo:margin-bottom="0cm" style:contextual-spacing="false"/>
    </style:style>
    <style:style style:name="P8" style:family="paragraph" style:parent-style-name="Text_20_body" style:list-style-name="L2"/>
    <style:style style:name="P9" style:family="paragraph" style:parent-style-name="Text_20_body" style:list-style-name="L2">
      <style:paragraph-properties fo:margin-top="0cm" fo:margin-bottom="0cm" style:contextual-spacing="false"/>
    </style:style>
    <style:style style:name="P10" style:family="paragraph" style:parent-style-name="Text_20_body" style:list-style-name="L3">
      <style:paragraph-properties fo:margin-top="0cm" fo:margin-bottom="0cm" style:contextual-spacing="false"/>
    </style:style>
    <style:style style:name="P11" style:family="paragraph" style:parent-style-name="Text_20_body" style:list-style-name="L4">
      <style:paragraph-properties fo:margin-top="0cm" fo:margin-bottom="0cm" style:contextual-spacing="false"/>
    </style:style>
    <style:style style:name="P12" style:family="paragraph" style:parent-style-name="Text_20_body" style:list-style-name="L5">
      <style:paragraph-properties fo:margin-top="0cm" fo:margin-bottom="0cm" style:contextual-spacing="false"/>
    </style:style>
    <style:style style:name="P13" style:family="paragraph" style:parent-style-name="Text_20_body">
      <style:paragraph-properties fo:margin-left="0cm" fo:margin-right="0cm" fo:text-indent="0cm" style:auto-text-indent="false"/>
    </style:style>
    <style:style style:name="P14" style:family="paragraph" style:parent-style-name="Text_20_body" style:list-style-name="L6"/>
    <style:style style:name="P15" style:family="paragraph" style:parent-style-name="Text_20_body" style:list-style-name="L7"/>
    <style:style style:name="P16" style:family="paragraph" style:parent-style-name="Text_20_body" style:list-style-name="L8"/>
    <style:style style:name="P17" style:family="paragraph" style:parent-style-name="Text_20_body" style:list-style-name="L9"/>
    <style:style style:name="P18" style:family="paragraph" style:parent-style-name="Text_20_body" style:list-style-name="L10"/>
    <style:style style:name="P19" style:family="paragraph" style:parent-style-name="Text_20_body" style:list-style-name="L11"/>
    <style:style style:name="P20" style:family="paragraph" style:parent-style-name="Text_20_body" style:list-style-name="L12"/>
    <style:style style:name="P21" style:family="paragraph" style:parent-style-name="Text_20_body" style:list-style-name="L13"/>
    <style:style style:name="P22" style:family="paragraph" style:parent-style-name="Text_20_body" style:list-style-name="L14"/>
    <style:style style:name="T1" style:family="text">
      <style:text-properties officeooo:rsid="0011c52f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4">Architecture logiciel</text:h>
      <text:h text:style-name="P1" text:outline-level="4">Je choisis l’architecture mvc pour mon projet</text:h>
      <text:h text:style-name="P2" text:outline-level="3">Pourquoi j’ai choisi l’architecture MVC pour ce projet ?</text:h>
      <text:p text:style-name="P3">Pour développer <text:span text:style-name="Strong_20_Emphasis">Tech-Varotra</text:span>, j’ai choisi d’utiliser <text:span text:style-name="Strong_20_Emphasis">l’architecture MVC (Modèle - Vue - Contrôleur)</text:span>. C’est une structure très utilisée dans les projets Laravel, qui permet d’organiser le code proprement, de façon claire et modulaire. Chaque composant a son rôle :</text:p>
      <text:list text:style-name="L6">
        <text:list-item>
          <text:p text:style-name="P14"><text:span text:style-name="Strong_20_Emphasis">Le Modèle</text:span> : il gère les données (produits, catégories, utilisateurs, commandes, etc.).</text:p>
        </text:list-item>
        <text:list-item>
          <text:p text:style-name="P14"><text:span text:style-name="Strong_20_Emphasis">La Vue</text:span> : c’est ce que l’utilisateur voit (les pages du site).</text:p>
        </text:list-item>
        <text:list-item>
          <text:p text:style-name="P14"><text:span text:style-name="Strong_20_Emphasis">Le Contrôleur</text:span> : il fait le lien entre la vue et le modèle (il traite les actions de l’utilisateur, comme ajouter un article au panier).</text:p>
        </text:list-item>
      </text:list>
      <text:p text:style-name="Text_20_body">Ç<text:span text:style-name="T1">a</text:span> rend le projet plus facile à développer, à maintenir et à faire évoluer dans le temps.</text:p>
      <text:p text:style-name="P3"/>
      <text:p text:style-name="P4"/>
      <text:h text:style-name="Heading_20_2" text:outline-level="2">📦 1. <text:span text:style-name="Strong_20_Emphasis">Modèle : la gestion des données et de la logique métier</text:span></text:h>
      <text:h text:style-name="Heading_20_3" text:outline-level="3">📁 <text:span text:style-name="Strong_20_Emphasis">Entités principales</text:span></text:h>
      <text:list text:style-name="L7">
        <text:list-item>
          <text:p text:style-name="P15"><text:span text:style-name="Strong_20_Emphasis">Client</text:span> : représente un utilisateur du site (nom, email, mot de passe, adresse, etc.).</text:p>
        </text:list-item>
        <text:list-item>
          <text:p text:style-name="P15"><text:span text:style-name="Strong_20_Emphasis">Admin</text:span> : représente un administrateur qui gère le contenu du site.</text:p>
        </text:list-item>
        <text:list-item>
          <text:p text:style-name="P15"><text:span text:style-name="Strong_20_Emphasis">Catégorie</text:span> : regroupe les produits par type (Consoles, Ordinateurs, Accessoires…).</text:p>
        </text:list-item>
        <text:list-item>
          <text:p text:style-name="P15"><text:span text:style-name="Strong_20_Emphasis">Produit</text:span> : contient les informations sur chaque article en vente.</text:p>
        </text:list-item>
        <text:list-item>
          <text:p text:style-name="P15"><text:span text:style-name="Strong_20_Emphasis">Commande</text:span> : enregistre les achats effectués.</text:p>
        </text:list-item>
        <text:list-item>
          <text:p text:style-name="P15"><text:span text:style-name="Strong_20_Emphasis">Panier</text:span> : représente les articles en attente de commande.</text:p>
        </text:list-item>
        <text:list-item>
          <text:p text:style-name="P15"><text:span text:style-name="Strong_20_Emphasis">Paiement</text:span> : gère les informations liées au règlement des commandes.</text:p>
        </text:list-item>
        <text:list-item>
          <text:p text:style-name="P15"><text:span text:style-name="Strong_20_Emphasis">Slider</text:span> : contient les éléments visuels affichés sur la page d’accueil.</text:p>
        </text:list-item>
      </text:list>
      <text:h text:style-name="Heading_20_3" text:outline-level="3">🧠 <text:span text:style-name="Strong_20_Emphasis">Logique métier</text:span></text:h>
      <text:list text:style-name="L8">
        <text:list-item>
          <text:p text:style-name="P16">Calcul du total du panier.</text:p>
        </text:list-item>
        <text:list-item>
          <text:p text:style-name="P16">Gestion des stocks.</text:p>
        </text:list-item>
        <text:list-item>
          <text:p text:style-name="P16">Activation/désactivation des produits.</text:p>
        </text:list-item>
        <text:list-item>
          <text:p text:style-name="P16">Historique des commandes.</text:p>
        </text:list-item>
        <text:list-item>
          <text:p text:style-name="P16">Sécurisation des accès.</text:p>
        </text:list-item>
      </text:list>
      <text:h text:style-name="Heading_20_3" text:outline-level="3"><text:soft-page-break/>🗄 <text:span text:style-name="Strong_20_Emphasis">Base de données</text:span></text:h>
      <text:p text:style-name="Text_20_body">Le site utilise <text:span text:style-name="Strong_20_Emphasis">MySQL</text:span> via Laravel Eloquent ORM. Les tables sont liées par des relations (<text:span text:style-name="Source_20_Text">hasMany</text:span>, <text:span text:style-name="Source_20_Text">belongsTo</text:span>, etc.).</text:p>
      <text:p text:style-name="Text_20_body"/>
      <text:h text:style-name="Heading_20_2" text:outline-level="2">🖥 2. <text:span text:style-name="Strong_20_Emphasis">Vue : l’interface visible par les utilisateurs</text:span></text:h>
      <text:h text:style-name="Heading_20_3" text:outline-level="3">🧑‍💻 <text:span text:style-name="Strong_20_Emphasis">Pages principales (côté client)</text:span></text:h>
      <text:list text:style-name="L9">
        <text:list-item>
          <text:p text:style-name="P17"><text:span text:style-name="Strong_20_Emphasis">Page d’accueil</text:span> : affiche les sliders et les produits en promotion.</text:p>
        </text:list-item>
        <text:list-item>
          <text:p text:style-name="P17"><text:span text:style-name="Strong_20_Emphasis">Shop</text:span> : page catalogue avec filtres.</text:p>
        </text:list-item>
        <text:list-item>
          <text:p text:style-name="P17"><text:span text:style-name="Strong_20_Emphasis">Fiche produit</text:span> : détails, prix, stock, bouton “Ajouter au panier”.</text:p>
        </text:list-item>
        <text:list-item>
          <text:p text:style-name="P17"><text:span text:style-name="Strong_20_Emphasis">Panier</text:span> : récapitulatif des produits sélectionnés.</text:p>
        </text:list-item>
        <text:list-item>
          <text:p text:style-name="P17"><text:span text:style-name="Strong_20_Emphasis">Paiement</text:span> : formulaire de validation et choix du mode de paiement.</text:p>
        </text:list-item>
        <text:list-item>
          <text:p text:style-name="P17"><text:span text:style-name="Strong_20_Emphasis">Inscription / Connexion</text:span> : pour les clients.</text:p>
        </text:list-item>
        <text:list-item>
          <text:p text:style-name="P17"><text:span text:style-name="Strong_20_Emphasis">Espace client</text:span> : historique des commandes.</text:p>
        </text:list-item>
      </text:list>
      <text:h text:style-name="Heading_20_3" text:outline-level="3">🛠 <text:span text:style-name="Strong_20_Emphasis">Interface d’administration (côté admin)</text:span></text:h>
      <text:list text:style-name="L10">
        <text:list-item>
          <text:p text:style-name="P18">Tableau de bord avec les statistiques.</text:p>
        </text:list-item>
        <text:list-item>
          <text:p text:style-name="P18">Gestion des produits, catégories, sliders.</text:p>
        </text:list-item>
        <text:list-item>
          <text:p text:style-name="P18">Visualisation et gestion des commandes.</text:p>
        </text:list-item>
      </text:list>
      <text:h text:style-name="Heading_20_3" text:outline-level="3">🧰 <text:span text:style-name="Strong_20_Emphasis">Technologies utilisées</text:span></text:h>
      <text:list text:style-name="L11">
        <text:list-item>
          <text:p text:style-name="P19"><text:span text:style-name="Strong_20_Emphasis">Blade</text:span> (le moteur de template Laravel) pour générer les vues.</text:p>
        </text:list-item>
        <text:list-item>
          <text:p text:style-name="P19"><text:span text:style-name="Strong_20_Emphasis">Bootstrap</text:span> et <text:span text:style-name="Strong_20_Emphasis">CSS</text:span> pour le style.</text:p>
        </text:list-item>
        <text:list-item>
          <text:p text:style-name="P19"><text:span text:style-name="Strong_20_Emphasis">jQuery</text:span> ou <text:span text:style-name="Strong_20_Emphasis">Vue.js</text:span> possible pour l’interaction dynamique.</text:p>
        </text:list-item>
      </text:list>
      <text:p text:style-name="Text_20_body"/>
      <text:h text:style-name="Heading_20_2" text:outline-level="2">🔁 3. <text:span text:style-name="Strong_20_Emphasis">Contrôleur : gestion des actions utilisateur</text:span></text:h>
      <text:h text:style-name="Heading_20_3" text:outline-level="3">💡 <text:span text:style-name="Strong_20_Emphasis">Exemples de contrôleurs Laravel</text:span></text:h>
      <text:list text:style-name="L12">
        <text:list-item>
          <text:p text:style-name="P20"><text:span text:style-name="Strong_20_Emphasis">ClientController</text:span> : gère la navigation client (accueil, boutique, panier, paiement…).</text:p>
        </text:list-item>
        <text:list-item>
          <text:p text:style-name="P20"><text:span text:style-name="Strong_20_Emphasis">AdminController</text:span> : gère le dashboard et les commandes.</text:p>
        </text:list-item>
        <text:list-item>
          <text:p text:style-name="P20"><text:span text:style-name="Strong_20_Emphasis">CategoryController</text:span> : CRUD des catégories.</text:p>
        </text:list-item>
        <text:list-item>
          <text:p text:style-name="P20"><text:span text:style-name="Strong_20_Emphasis">ProductController</text:span> : CRUD des produits.</text:p>
        </text:list-item>
        <text:list-item>
          <text:p text:style-name="P20"><text:span text:style-name="Strong_20_Emphasis">SliderController</text:span> : gestion des sliders d’accueil.</text:p>
        </text:list-item>
      </text:list>
      <text:h text:style-name="Heading_20_3" text:outline-level="3"><text:soft-page-break/>🔄 <text:span text:style-name="Strong_20_Emphasis">Exemple de scénario MVC</text:span></text:h>
      <text:p text:style-name="Text_20_body">Un client clique sur “Ajouter au panier” :</text:p>
      <text:list text:style-name="L13">
        <text:list-item>
          <text:p text:style-name="P21">La <text:span text:style-name="Strong_20_Emphasis">vue</text:span> envoie une requête au <text:span text:style-name="Strong_20_Emphasis">ClientController</text:span>.</text:p>
        </text:list-item>
        <text:list-item>
          <text:p text:style-name="P21">Le contrôleur utilise le <text:span text:style-name="Strong_20_Emphasis">modèle Produit</text:span> pour récupérer les infos.</text:p>
        </text:list-item>
        <text:list-item>
          <text:p text:style-name="P21">Le panier est mis à jour, et une réponse est renvoyée à la <text:span text:style-name="Strong_20_Emphasis">vue</text:span> pour affichage.</text:p>
        </text:list-item>
      </text:list>
      <text:h text:style-name="Heading_20_2" text:outline-level="2">⚙️ Les avantages du MVC pour Tech-Varotra</text:h>
      <text:list text:style-name="L14">
        <text:list-item>
          <text:p text:style-name="P22"><text:span text:style-name="Strong_20_Emphasis">Modularité</text:span> : chaque partie est indépendante (changer une vue ne casse pas le modèle).</text:p>
        </text:list-item>
        <text:list-item>
          <text:p text:style-name="P22"><text:span text:style-name="Strong_20_Emphasis">Réutilisabilité</text:span> : les mêmes modèles peuvent servir dans d'autres projets.</text:p>
        </text:list-item>
        <text:list-item>
          <text:p text:style-name="P22"><text:span text:style-name="Strong_20_Emphasis">Testabilité</text:span> : on peut tester séparément les modèles, les vues, les contrôleurs.</text:p>
        </text:list-item>
        <text:list-item>
          <text:p text:style-name="P22"><text:span text:style-name="Strong_20_Emphasis">Lisibilité</text:span> : le code est plus clair, chaque fichier a un rôle bien défini.</text:p>
        </text:list-item>
        <text:list-item>
          <text:p text:style-name="P22"><text:span text:style-name="Strong_20_Emphasis">Évolutivité</text:span> : le projet pourra grandir sans devenir un “spaghetti code”.</text:p>
        </text:list-item>
      </text:list>
      <text:p text:style-name="Text_20_body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ans" style:font-family-asian="'Noto Sans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8T09:53:01.687283825</meta:creation-date>
    <meta:generator>LibreOffice/24.2.7.2$Linux_X86_64 LibreOffice_project/420$Build-2</meta:generator>
    <dc:date>2025-04-30T00:35:58.860423464</dc:date>
    <meta:editing-duration>PT1H14M13S</meta:editing-duration>
    <meta:editing-cycles>5</meta:editing-cycles>
    <meta:document-statistic meta:table-count="0" meta:image-count="0" meta:object-count="0" meta:page-count="3" meta:paragraph-count="61" meta:word-count="583" meta:character-count="3495" meta:non-whitespace-character-count="3015"/>
  </office:meta>
</office:document-meta>
</file>